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modern" style:font-pitch="fixed"/>
    <style:font-face style:name="Nimbus Roman No9 L" svg:font-family="'Nimbus Roman No9 L'" style:font-family-generic="roman" style:font-pitch="variable"/>
    <style:font-face style:name="Source Serif Pro" svg:font-family="'Source Serif Pro'"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Preformatted_20_Text">
      <style:text-properties style:font-name="Source Serif Pro" fo:font-size="11pt" officeooo:rsid="00085b35" officeooo:paragraph-rsid="00085b35" style:font-size-asian="11pt" style:font-size-complex="11pt"/>
    </style:style>
    <style:style style:name="P2" style:family="paragraph" style:parent-style-name="Preformatted_20_Text">
      <style:paragraph-properties fo:margin-left="0.5in" fo:margin-right="0.5in" fo:text-indent="0in" style:auto-text-indent="false"/>
      <style:text-properties style:font-name="Source Serif Pro" fo:font-size="11pt" fo:font-style="italic" officeooo:rsid="00085b35" officeooo:paragraph-rsid="00085b35" style:font-size-asian="11pt" style:font-style-asian="italic" style:font-size-complex="11pt" style:font-style-complex="italic"/>
    </style:style>
    <style:style style:name="P3" style:family="paragraph">
      <loext:graphic-properties draw:fill="none" draw:fill-color="#ffff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3516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3" svg:width="1.3161in" svg:height="0.4551in" svg:x="6.0445in" svg:y="-0.6209in"><draw:text-box><text:p>John Moon</text:p><text:p>09-09-2015</text:p></draw:text-box></draw:frame><text:tab/>A Beautiful Mind is a film biopic of the famous mathematician John Nash and his struggle with Schizophrenia. The film begins his start at Princeton which marked the <text:s/>onset of his mental illness. Nash wasn't very popular on campus due to his arrogance and odd mannerisms. Maybe his reluctant desire for friendship brought about his first delusion: his roommate Charles.</text:p>
      <text:p text:style-name="P1"/>
      <text:p text:style-name="P1"><text:tab/>This film cleverly does not outwardly imply that Charles is a delusion, and the audience has no reason to suspect he is. This method of storytelling is consistent until Nash has a mental breakdown and the audience becomes aware of his illness.</text:p>
      <text:p text:style-name="P1"/>
      <text:p text:style-name="P1"><text:tab/>Now, outside of the mental health issues, Nash possesed some incredible intellectual powers. One might describe him as a savant. Throughout his mathematical career, he was able to see things in numbers nobody else could. He had a natural gift to arrive at the solutions to problems just by seeing the problem in front of him. This sort of savant nature reminds me of my favorite mathematician, Srinivasa Ramanujan. Ramanujan was one of the most gifted mathematical minds on the planet. Like Nash, he was able to simple intuit the answer to a problem without formally working it out. An example of his brilliance comes from a fellow mathematician, G. H. Hardy. Hardy recalls an encounter with Ramanujan:</text:p>
      <text:p text:style-name="P1"/>
      <text:p text:style-name="P2">“I remember once going to see him when he was ill at Putney. I had ridden in taxi cab number 1729 and remarked that the number seemed to me rather a dull one, and that I hoped it was not an unfavorable omen. 'No', he replied, 'it is a very interesting number; it is the smallest number expressible as the sum of two cubes in two different ways.'”</text:p>
      <text:p text:style-name="P1"/>
      <text:p text:style-name="P1"><text:tab/>Nash displayed a similar unusual talent in the movie when the government brought him in to decrypt a Russian code. He simply visually examined the code for a few minutes and was able to determine that there were coordinates being hidden in the cypher. This is beyond the imagination of even the most hard-working and studious mathematicians in the world. Only a special person can achieve this kind of solution.</text:p>
      <text:p text:style-name="P1"/>
      <text:p text:style-name="P1"><text:tab/>Unfortunately, Nash's hallucinations started getting the best of him. He began hallucinating that he was embroiled in a large plot concocted by the Russians to attack the US. This distracted Nash from real work and consumed all of his free time and thought. When he was finally diagnosed with Schizophrenia, Nash denied it. His home life began falling apart. Medications helped, but they unfortunately blocked his ability to divine solutions to problems the way he did in the past. For this reason, he stopped taking his meds and his hallucinations returned. </text:p>
      <text:p text:style-name="P1"/>
      <text:p text:style-name="P1"><text:tab/>After realizing he was truly sick, Nash decided that he still didn't want to take the medication. He wanted to fight against the hallucinations himself, becoming cognizant of what was real and what was in his mind. This method of dealing with his mental illness was a struggle, but eventually paid off. His hallucinations never went away, but once he ignored them long enough, they became less distracting, and allowed him to continue with his brilliant work.</text:p>
      <text:p text:style-name="P1"/>
      <text:p text:style-name="P1"><text:tab/>This movie reminded me that some people out there with extreme mental abilities often also have extreme mental illness. It seems rare to have a perfectly well balanced mind that has such a natural affinity to mathematics, and can additionally maintain normal mental health. I very much enjoyed the movie and plan on studying some of the work that was produced by Nash's incredible m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modern" style:font-pitch="fixed"/>
    <style:font-face style:name="Nimbus Roman No9 L" svg:font-family="'Nimbus Roman No9 L'" style:font-family-generic="roman" style:font-pitch="variable"/>
    <style:font-face style:name="Source Serif Pro" svg:font-family="'Source Serif Pro'"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8T20:00:02.561384287</dc:date>
    <meta:editing-duration>PT4M58S</meta:editing-duration>
    <meta:editing-cycles>1</meta:editing-cycles>
    <meta:document-statistic meta:table-count="0" meta:image-count="0" meta:object-count="0" meta:page-count="1" meta:paragraph-count="8" meta:word-count="591" meta:character-count="3481" meta:non-whitespace-character-count="2889"/>
    <meta:generator>LibreOffice/5.0.1.2.0$Linux_X86_64 LibreOffice_project/00m0$Build-2</meta:generator>
  </office:meta>
</office:document-meta>
</file>